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338*"/>
    </style:style>
    <style:style style:name="Tabella3.B" style:family="table-column">
      <style:table-column-properties style:column-width="1.485cm" style:rel-column-width="842*"/>
    </style:style>
    <style:style style:name="Tabella3.C" style:family="table-column">
      <style:table-column-properties style:column-width="0.321cm" style:rel-column-width="182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1.011cm" style:rel-column-width="573*"/>
    </style:style>
    <style:style style:name="Tabella3.F" style:family="table-column">
      <style:table-column-properties style:column-width="1.233cm" style:rel-column-width="699*"/>
    </style:style>
    <style:style style:name="Tabella3.G" style:family="table-column">
      <style:table-column-properties style:column-width="3.54cm" style:rel-column-width="2007*"/>
    </style:style>
    <style:style style:name="Tabella3.H" style:family="table-column">
      <style:table-column-properties style:column-width="2.311cm" style:rel-column-width="1310*"/>
    </style:style>
    <style:style style:name="Tabella3.I" style:family="table-column">
      <style:table-column-properties style:column-width="1.402cm" style:rel-column-width="795*"/>
    </style:style>
    <style:style style:name="Tabella3.J" style:family="table-column">
      <style:table-column-properties style:column-width="1.48cm" style:rel-column-width="839*"/>
    </style:style>
    <style:style style:name="Tabella3.K" style:family="table-column">
      <style:table-column-properties style:column-width="2.607cm" style:rel-column-width="1478*"/>
    </style:style>
    <style:style style:name="Tabella3.L" style:family="table-column">
      <style:table-column-properties style:column-width="2.214cm" style:rel-column-width="1255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40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"&gt;</text:placeholder></text:p>
      <text:p text:style-name="P32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3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3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table-cell table:style-name="Tabella3.I6" table:number-rows-spanned="2" office:value-type="string">
            <text:p text:style-name="P28"><text:placeholder text:placeholder-type="text">&lt;order.prevision_load or 0&gt;</text:placeholder></text:p>
          </table:table-cell>
          <table:table-cell table:style-name="Tabella3.J6" table:number-rows-spanned="2" office:value-type="string">
            <text:p text:style-name="P29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36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table-cell table:style-name="Tabella3.I10" table:number-rows-spanned="2" office:value-type="string">
            <text:p text:style-name="P28"><text:placeholder text:placeholder-type="text">&lt;extra.get('quantity', 0)&gt;</text:placeholder></text:p>
          </table:table-cell>
          <table:table-cell table:style-name="Tabella3.J10" table:number-rows-spanned="2" office:value-type="string">
            <text:p text:style-name="P30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0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36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><draw:custom-shape text:anchor-type="paragraph" draw:z-index="2" draw:name="Forma1" draw:style-name="gr1" draw:text-style-name="P40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40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40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40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<text:placeholder text:placeholder-type="text">&lt;/for&gt;</text:placeholder></text:p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35:22.588847391">11. Mar. 2022</text:date> ore <text:time style:data-style-name="N103" text:time-value="2022-03-11T17:35:22.589205089">05.30.02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35:22.561779910</dc:date>
    <meta:editing-duration>P1DT19H52M36S</meta:editing-duration>
    <meta:editing-cycles>432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8" meta:non-whitespace-character-count="2224"/>
    <meta:user-defined meta:name="Info 1"/>
    <meta:user-defined meta:name="Info 2"/>
    <meta:user-defined meta:name="Info 3"/>
    <meta:user-defined meta:name="Info 4"/>
  </office:meta>
</office:document-meta>
</file>